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udier Yanis</text:p>
      <text:p text:style-name="Standard">Buisson-Chavot Mathias</text:p>
      <text:p text:style-name="Standard">TS SN1</text:p>
      <text:p text:style-name="Standard"/>
      <text:p text:style-name="P2"/>
      <text:p text:style-name="P3"/>
      <text:p text:style-name="P3"/>
      <text:p text:style-name="P3">MÉMOIRE :</text:p>
      <text:p text:style-name="P1"><text:span text:style-name="T1">OBSOLESCENCE PROGRAMMÉ</text:span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2T19:57:05.35</meta:creation-date>
    <meta:document-statistic meta:table-count="0" meta:image-count="0" meta:object-count="0" meta:page-count="1" meta:paragraph-count="5" meta:word-count="10" meta:character-count="73"/>
    <dc:date>2020-03-12T19:58:07.56</dc:date>
    <meta:editing-duration>PT1M3S</meta:editing-duration>
    <meta:editing-cycles>1</meta:editing-cycles>
    <meta:generator>OpenOffice/4.1.7$Win32 OpenOffice.org_project/417m1$Build-9800</meta:generator>
  </office:meta>
</office:document-meta>
</file>